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21c77a" officeooo:paragraph-rsid="0021c77a"/>
    </style:style>
    <style:style style:name="P2" style:family="paragraph" style:parent-style-name="Standard">
      <style:paragraph-properties fo:line-height="200%"/>
      <style:text-properties style:font-name="Times New Roman" officeooo:rsid="0021c77a" officeooo:paragraph-rsid="00233b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ainst the Swarm BuzzHiveGames Code Styling Guidelines</text:p>
      <text:p text:style-name="P1"/>
      <text:p text:style-name="P1">Tab-width: </text:p>
      <text:p text:style-name="P1"><text:tab/>should be 4 spaces wide</text:p>
      <text:p text:style-name="P1">Variable Names:</text:p>
      <text:p text:style-name="P1"><text:tab/>Should be short and descriptive</text:p>
      <text:p text:style-name="P1"><text:tab/>Multi-word variables should be named with an underscore “variable_name”</text:p>
      <text:p text:style-name="P2">File Names:</text:p>
      <text:p text:style-name="P2"><text:tab/>Each JavaScript class should be in its own file with the same 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4:11:12.069342415</meta:creation-date>
    <dc:title>English2</dc:title>
    <meta:editing-duration>PT19S</meta:editing-duration>
    <meta:editing-cycles>3</meta:editing-cycles>
    <meta:generator>LibreOffice/4.2.8.2$Linux_X86_64 LibreOffice_project/420m0$Build-2</meta:generator>
    <dc:date>2018-07-25T14:22:32.180993431</dc:date>
    <meta:document-statistic meta:table-count="0" meta:image-count="0" meta:object-count="0" meta:page-count="1" meta:paragraph-count="8" meta:word-count="44" meta:character-count="287" meta:non-whitespace-character-count="246"/>
    <meta:template xlink:type="simple" xlink:actuate="onRequest" xlink:title="English2" xlink:href="../../../../.config/libreoffice/4/user/template/English2.ott" meta:date="2018-07-25T14:11:11.881223829"/>
  </office:meta>
</office:document-meta>
</file>